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anag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tev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lte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r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ter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oha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an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ulie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blo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ulie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berto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joha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6:33:04.348666879</meta:creation-date>
    <dc:date>2018-03-23T16:44:59.047404079</dc:date>
    <meta:editing-duration>PT32S</meta:editing-duration>
    <meta:editing-cycles>1</meta:editing-cycles>
    <meta:document-statistic meta:table-count="1" meta:cell-count="35" meta:object-count="0"/>
    <meta:generator>LibreOffice/5.1.6.2$Linux_X86_64 LibreOffice_project/10m0$Build-2</meta:generator>
  </office:meta>
</office:document-meta>
</file>